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5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 fo:line-height="200%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200%" fo:text-indent="0in" style:auto-text-indent="false" fo:background-color="transparent"/>
      <style:text-properties officeooo:rsid="000a4b93" officeooo:paragraph-rsid="000a4b93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200%" fo:text-indent="0in" style:auto-text-indent="false" style:page-number="auto" fo:background-color="transparent"/>
      <style:text-properties officeooo:rsid="000a4b93" officeooo:paragraph-rsid="000a4b9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Throughout this course learning about the different types of common security breaches helped provide a better structure to how I approach engineering. <text:s/>By seeing these various vulnerabilities paired with solutions and learning how most of these vulnerabilities don’t have just a singular solution. <text:s/>Each of these having multiple safe guards is important as it can also lead to many different possible routes of exploitation. <text:s/>Working in pre-production with security in mind will help inform the decisions made throughout planning the software.</text:p>
      <text:p text:style-name="P3"><text:tab/></text:p>
      <text:p text:style-name="P3"><text:tab/>While there are always going to be additional costs incurred with the focus on security as it’s adding additional staff, it can often save money in the end. <text:s/>Having a dedicated team to focus on and develop solutions for security vulnerabilities will provide a more sound defense against unknown existing vulnerabilities but also future new vulnerabilities. <text:s/>This team should focus on the continued testing, development, and fixing of the software related directly to security vulnerabilities. <text:s/>In addition to continuous risk mitigation, this team would be responsible for not only developing the security policy used throughout development but also enforcing it’s standards. <text:s/>Making routine checks of the code being developed to ensure it’s adhering to the standards defined will help with future attack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7:06:49.902000000</meta:creation-date>
    <dc:date>2022-04-21T17:22:29.963000000</dc:date>
    <meta:editing-duration>PT15M40S</meta:editing-duration>
    <meta:editing-cycles>1</meta:editing-cycles>
    <meta:document-statistic meta:table-count="0" meta:image-count="0" meta:object-count="0" meta:page-count="1" meta:paragraph-count="3" meta:word-count="203" meta:character-count="1350" meta:non-whitespace-character-count="1140"/>
    <meta:generator>LibreOffice/7.1.3.2$Windows_X86_64 LibreOffice_project/47f78053abe362b9384784d31a6e56f8511eb1c1</meta:generator>
  </office:meta>
</office:document-meta>
</file>